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card_list, int qty = </text:span><text:span text:style-name="T3">makeListFromCharacterActions</text:span><text:span text:style-name="T4">(PLAYER, bool passCharacter)</text:span></text:p>
          </table:table-cell>
        </table:table-row>
        <table:table-row table:style-name="ro3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3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3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huffleList</text:span>(LIST li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3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3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3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3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3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3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new_list = <text:span text:style-name="T1">createList</text:span><text:span text:style-name="T6">()</text:span></text:p>
          </table:table-cell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3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3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3">
          <table:table-cell/>
          <table:table-cell table:style-name="ce8"/>
        </table:table-row>
        <table:table-row table:style-name="ro3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3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3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3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3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3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from, int removed_qty</text:span> = <text:span text:style-name="T1">takeCardsFromList</text:span>(LIST to_take,LIST from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aseCardRegister</text:span>(CARD card, ZTCG_CARDID,int slot,short int inc_val,short int signal, ZTCG_POINTCUTID)</text:p>
          </table:table-cell>
        </table:table-row>
        <table:table-row table:style-name="ro3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3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3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3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3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3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3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3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3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3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3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3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3">
          <table:table-cell/>
          <table:table-cell table:style-name="ce8" office:value-type="string" calcext:value-type="string">
            <text:p>incrementBuffEffect<text:span text:style-name="T6">(PLAYER,CARD source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3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3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3">
          <table:table-cell/>
          <table:table-cell office:value-type="string" calcext:value-type="string">
            <text:p>bool res, int result_face = <text:span text:style-name="T1">throwDie</text:span>(PLAYER,int success,int faces)</text:p>
          </table:table-cell>
        </table:table-row>
        <table:table-row table:style-name="ro3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3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3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3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3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4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3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3">
          <table:table-cell/>
          <table:table-cell office:value-type="string" calcext:value-type="string">
            <text:p>int _res = <text:span text:style-name="T1">getClamp</text:span><text:span text:style-name="T6">(int val, int min, int max)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formula="of:=CONCATENATE(&quot;//---------  TOTAL: &quot;;COUNTIF([.B2:.B251];&quot;.*&quot;) - COUNTIF([.B2:.B251];&quot;(/).*&quot;);&quot; functions --------------&quot;)" office:value-type="string" office:string-value="//---------  TOTAL: 175 functions --------------" calcext:value-type="string">
            <text:p>//--------- <text:s/>TOTAL: 175 functions ---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Sprite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SpriteDuration</text:span>(int duration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duration = </text:span><text:span text:style-name="T1">getEffectSpriteDura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3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21:45:39.9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8DT54M24S</meta:editing-duration>
    <meta:editing-cycles>79</meta:editing-cycles>
    <meta:generator>LibreOffice/7.2.1.2$Windows_X86_64 LibreOffice_project/87b77fad49947c1441b67c559c339af8f3517e22</meta:generator>
    <dc:date>2023-02-20T21:56:34.604000000</dc:date>
    <meta:document-statistic meta:table-count="3" meta:cell-count="234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